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lwg Typo" svg:font-family="'Tlwg Typo'" style:font-pitch="fixed"/>
    <style:font-face style:name="Laksaman" svg:font-family="Laksa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2063in" fo:margin-left="-0.0417in" fo:margin-top="0in" fo:margin-bottom="0in" table:align="left"/>
    </style:style>
    <style:style style:name="Table1.A" style:family="table-column">
      <style:table-column-properties style:column-width="1.4965in"/>
    </style:style>
    <style:style style:name="Table1.B" style:family="table-column">
      <style:table-column-properties style:column-width="0.8354in"/>
    </style:style>
    <style:style style:name="Table1.C" style:family="table-column">
      <style:table-column-properties style:column-width="0.8146in"/>
    </style:style>
    <style:style style:name="Table1.D" style:family="table-column">
      <style:table-column-properties style:column-width="0.8889in"/>
    </style:style>
    <style:style style:name="Table1.E" style:family="table-column">
      <style:table-column-properties style:column-width="3.1708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1.B2" style:family="table-cell">
      <style:table-cell-properties style:vertical-align="middle" fo:padding-left="0.0208in" fo:padding-right="0.0208in" fo:padding-top="0in" fo:padding-bottom="0in" fo:border="none"/>
    </style:style>
    <style:style style:name="P1" style:family="paragraph" style:parent-style-name="Table_20_Contents">
      <style:text-properties style:font-name="Tlwg Typo" officeooo:rsid="001258d4" officeooo:paragraph-rsid="001258d4"/>
    </style:style>
    <style:style style:name="P2" style:family="paragraph" style:parent-style-name="Table_20_Contents">
      <style:paragraph-properties fo:text-align="center" style:justify-single-word="false"/>
      <style:text-properties style:font-name="Tlwg Typo" officeooo:rsid="001258d4" officeooo:paragraph-rsid="001258d4"/>
    </style:style>
    <style:style style:name="P3" style:family="paragraph" style:parent-style-name="Table_20_Contents">
      <style:paragraph-properties fo:text-align="end" style:justify-single-word="false"/>
      <style:text-properties style:font-name="Tlwg Typo" officeooo:rsid="001258d4" officeooo:paragraph-rsid="001258d4"/>
    </style:style>
    <style:style style:name="P4" style:family="paragraph" style:parent-style-name="Text_20_body">
      <style:text-properties style:font-name="Laksaman" officeooo:rsid="00110885" officeooo:paragraph-rsid="00110885"/>
    </style:style>
    <style:style style:name="P5" style:family="paragraph" style:parent-style-name="Text_20_body">
      <style:text-properties style:font-name="Laksaman" officeooo:rsid="00110885" officeooo:paragraph-rsid="0013374e"/>
    </style:style>
    <style:style style:name="P6" style:family="paragraph" style:parent-style-name="Text_20_body">
      <style:text-properties style:font-name="Laksaman" style:text-underline-style="solid" style:text-underline-width="auto" style:text-underline-color="font-color" officeooo:rsid="001156fc" officeooo:paragraph-rsid="001156fc"/>
    </style:style>
    <style:style style:name="P7" style:family="paragraph" style:parent-style-name="Text_20_body">
      <style:paragraph-properties fo:text-align="start" style:justify-single-word="false"/>
      <style:text-properties style:font-name="Laksaman" officeooo:rsid="001258d4" officeooo:paragraph-rsid="001156fc"/>
    </style:style>
    <style:style style:name="P8" style:family="paragraph" style:parent-style-name="Text_20_body">
      <style:text-properties style:font-name="Laksaman" officeooo:rsid="001258d4" officeooo:paragraph-rsid="001258d4"/>
    </style:style>
    <style:style style:name="P9" style:family="paragraph" style:parent-style-name="Text_20_body">
      <style:text-properties style:font-name="Laksaman" officeooo:rsid="001258d4" officeooo:paragraph-rsid="0013374e"/>
    </style:style>
    <style:style style:name="P10" style:family="paragraph" style:parent-style-name="Text_20_body">
      <style:text-properties style:font-name="Laksaman" officeooo:rsid="001156fc" officeooo:paragraph-rsid="001156fc"/>
    </style:style>
    <style:style style:name="P11" style:family="paragraph" style:parent-style-name="Text_20_body">
      <style:paragraph-properties fo:break-before="page"/>
      <style:text-properties style:font-name="Laksaman" officeooo:paragraph-rsid="001258d4"/>
    </style:style>
    <style:style style:name="P12" style:family="paragraph" style:parent-style-name="Text_20_body">
      <style:paragraph-properties fo:break-before="page"/>
      <style:text-properties style:font-name="Laksaman" style:text-underline-style="solid" style:text-underline-width="auto" style:text-underline-color="font-color" officeooo:rsid="00110885" officeooo:paragraph-rsid="00110885"/>
    </style:style>
    <style:style style:name="P13" style:family="paragraph" style:parent-style-name="Title">
      <style:text-properties style:font-name="Laksaman"/>
    </style:style>
    <style:style style:name="P14" style:family="paragraph" style:parent-style-name="Title">
      <style:text-properties style:font-name="Laksaman" officeooo:paragraph-rsid="00110885"/>
    </style:style>
    <style:style style:name="P15" style:family="paragraph" style:parent-style-name="Standard">
      <style:text-properties style:font-name="Laksaman" officeooo:rsid="001156fc" officeooo:paragraph-rsid="001156fc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style:font-name="Laksaman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style:font-name="Laksaman"/>
    </style:style>
    <style:style style:name="P18" style:family="paragraph" style:parent-style-name="Standard">
      <style:paragraph-properties fo:text-align="start" style:justify-single-word="false">
        <style:tab-stops/>
      </style:paragraph-properties>
      <style:text-properties style:font-name="Laksaman" fo:font-weight="bold" style:font-weight-asian="bold"/>
    </style:style>
    <style:style style:name="P19" style:family="paragraph" style:parent-style-name="Text_20_body" style:list-style-name="L1">
      <style:text-properties style:font-name="Laksaman" officeooo:paragraph-rsid="0013374e"/>
    </style:style>
    <style:style style:name="P20" style:family="paragraph" style:parent-style-name="Text_20_body" style:list-style-name="L1">
      <style:text-properties style:font-name="Laksaman" officeooo:rsid="001156fc" officeooo:paragraph-rsid="0013374e"/>
    </style:style>
    <style:style style:name="P21" style:family="paragraph" style:parent-style-name="Text_20_body" style:list-style-name="L2">
      <style:text-properties style:font-name="Laksaman" officeooo:rsid="001156fc" officeooo:paragraph-rsid="001156fc"/>
    </style:style>
    <style:style style:name="P22" style:family="paragraph" style:parent-style-name="Text_20_body" style:list-style-name="L3">
      <style:paragraph-properties fo:text-align="start" style:justify-single-word="false"/>
      <style:text-properties style:font-name="Laksaman" officeooo:rsid="001156fc" officeooo:paragraph-rsid="00139aa8"/>
    </style:style>
    <style:style style:name="P23" style:family="paragraph" style:parent-style-name="Text_20_body" style:list-style-name="L1">
      <style:text-properties style:font-name="Laksaman" officeooo:rsid="001258d4" officeooo:paragraph-rsid="0013374e"/>
    </style:style>
    <style:style style:name="P24" style:family="paragraph" style:parent-style-name="Text_20_body" style:list-style-name="L2">
      <style:text-properties style:font-name="Laksaman" officeooo:rsid="00110885" officeooo:paragraph-rsid="00110885"/>
    </style:style>
    <style:style style:name="P25" style:family="paragraph" style:parent-style-name="Text_20_body" style:list-style-name="L2">
      <style:text-properties style:font-name="Laksaman" officeooo:rsid="0015ccdf" officeooo:paragraph-rsid="0015ccdf"/>
    </style:style>
    <style:style style:name="P26" style:family="paragraph" style:parent-style-name="Text_20_body" style:list-style-name="L3">
      <style:paragraph-properties fo:text-align="start" style:justify-single-word="false"/>
      <style:text-properties style:font-name="Laksaman" officeooo:paragraph-rsid="00139aa8"/>
    </style:style>
    <style:style style:name="P27" style:family="paragraph" style:parent-style-name="Text_20_body" style:list-style-name="L3">
      <style:paragraph-properties fo:text-align="start" style:justify-single-word="false"/>
      <style:text-properties style:font-name="Laksaman" officeooo:paragraph-rsid="001156fc"/>
    </style:style>
    <style:style style:name="P28" style:family="paragraph" style:parent-style-name="Text_20_body" style:list-style-name="L3">
      <style:paragraph-properties fo:text-align="start" style:justify-single-word="false"/>
      <style:text-properties style:font-name="Laksaman" style:text-underline-style="none" officeooo:rsid="0013374e" officeooo:paragraph-rsid="0013374e"/>
    </style:style>
    <style:style style:name="P29" style:family="paragraph" style:parent-style-name="Text_20_body" style:list-style-name="L3">
      <style:paragraph-properties fo:text-align="start" style:justify-single-word="false"/>
      <style:text-properties officeooo:paragraph-rsid="00139aa8"/>
    </style:style>
    <style:style style:name="P30" style:family="paragraph" style:parent-style-name="Text_20_body">
      <style:paragraph-properties fo:break-before="page"/>
      <style:text-properties style:font-name="Laksaman" officeooo:rsid="0015ccdf" officeooo:paragraph-rsid="0015ccdf"/>
    </style:style>
    <style:style style:name="P31" style:family="paragraph" style:parent-style-name="Title">
      <style:text-properties style:font-name="Laksaman" officeooo:paragraph-rsid="00110885"/>
    </style:style>
    <style:style style:name="T1" style:family="text">
      <style:text-properties officeooo:rsid="0016ca3c"/>
    </style:style>
    <style:style style:name="T2" style:family="text">
      <style:text-properties officeooo:rsid="00110885"/>
    </style:style>
    <style:style style:name="T3" style:family="text">
      <style:text-properties style:font-name="Laksaman" style:text-underline-style="none" officeooo:rsid="001156fc"/>
    </style:style>
    <style:style style:name="T4" style:family="text">
      <style:text-properties style:font-name="Laksaman" style:text-underline-style="none" officeooo:rsid="00139aa8"/>
    </style:style>
    <style:style style:name="T5" style:family="text">
      <style:text-properties style:font-name="Laksaman" fo:font-style="italic" style:text-underline-style="none" officeooo:rsid="001156fc" style:font-style-asian="italic" style:font-style-complex="italic"/>
    </style:style>
    <style:style style:name="T6" style:family="text">
      <style:text-properties style:font-name="Laksaman" fo:font-style="italic" style:text-underline-style="none" officeooo:rsid="00139aa8" style:font-style-asian="italic" style:font-style-complex="italic"/>
    </style:style>
    <style:style style:name="T7" style:family="text">
      <style:text-properties officeooo:rsid="001156fc"/>
    </style:style>
    <style:style style:name="T8" style:family="text">
      <style:text-properties style:text-underline-style="solid" style:text-underline-width="auto" style:text-underline-color="font-color" fo:font-weight="bold" officeooo:rsid="001258d4" style:font-weight-asian="bold" style:font-weight-complex="bold"/>
    </style:style>
    <style:style style:name="T9" style:family="text">
      <style:text-properties style:text-underline-style="solid" style:text-underline-width="auto" style:text-underline-color="font-color" officeooo:rsid="001156fc"/>
    </style:style>
    <style:style style:name="T10" style:family="text">
      <style:text-properties style:text-underline-style="none" officeooo:rsid="001156fc"/>
    </style:style>
    <style:style style:name="T11" style:family="text">
      <style:text-properties style:text-underline-style="none" officeooo:rsid="001258d4"/>
    </style:style>
    <style:style style:name="T12" style:family="text">
      <style:text-properties style:text-underline-style="none" officeooo:rsid="0013374e"/>
    </style:style>
    <style:style style:name="T13" style:family="text">
      <style:text-properties style:text-underline-style="none" officeooo:rsid="00139aa8"/>
    </style:style>
    <style:style style:name="T14" style:family="text">
      <style:text-properties officeooo:rsid="001258d4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258d4" style:font-weight-asian="bold" style:font-weight-complex="bold"/>
    </style:style>
    <style:style style:name="T17" style:family="text">
      <style:text-properties officeooo:rsid="0013374e"/>
    </style:style>
    <style:style style:name="T18" style:family="text">
      <style:text-properties officeooo:rsid="00139aa8"/>
    </style:style>
    <style:style style:name="T19" style:family="text">
      <style:text-properties officeooo:rsid="0018776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3"/>
      <text:p text:style-name="P13">LDB</text:p>
      <text:p text:style-name="P14">Exercices</text:p>
      <text:p text:style-name="P14"/>
      <text:p text:style-name="P14">Tables <text:span text:style-name="T2">simples</text:span></text:p>
      <text:p text:style-name="Subtitle">Créations</text:p>
      <text:p text:style-name="P11">Nous allons modéliser différentes tables, dans le but de se familiariser avec les champs, leur nommage et leur type. </text:p>
      <text:p text:style-name="P8">Il s'agit d'un exercice à la fois d'investigation conceptuelle et de modélisation concrète.</text:p>
      <text:p text:style-name="P9"/>
      <text:p text:style-name="P9"/>
      <text:p text:style-name="P9">Vous devez modéliser les données suivantes</text:p>
      <text:list xml:id="list1858008932" text:style-name="L1">
        <text:list-item>
          <text:p text:style-name="P19"><text:span text:style-name="T16">Pour un site sur le cinéma:</text:span><text:span text:style-name="T14"> des f</text:span><text:span text:style-name="T7">ilms &amp; </text:span><text:span text:style-name="T14">des </text:span><text:span text:style-name="T7">acteurs,</text:span></text:p>
        </text:list-item>
        <text:list-item>
          <text:p text:style-name="P19"><text:span text:style-name="T16">Pour une librairies:</text:span><text:span text:style-name="T14"> des l</text:span><text:span text:style-name="T7">ivres &amp; </text:span><text:span text:style-name="T14">des </text:span><text:span text:style-name="T7">auteurs, </text:span></text:p>
        </text:list-item>
        <text:list-item>
          <text:p text:style-name="P20"><text:span text:style-name="T16">Pour un blog:</text:span><text:span text:style-name="T14"> des articles &amp; des éditeurs</text:span></text:p>
        </text:list-item>
        <text:list-item>
          <text:p text:style-name="P19"><text:span text:style-name="T16">Pour un site de transport:</text:span><text:span text:style-name="T14"> des p</text:span><text:span text:style-name="T7">ays &amp; </text:span><text:span text:style-name="T14">des v</text:span><text:span text:style-name="T7">illes,</text:span></text:p>
        </text:list-item>
        <text:list-item>
          <text:p text:style-name="P19"><text:span text:style-name="T16">Pour une site de traducteurs </text:span><text:span text:style-name="T8">et</text:span><text:span text:style-name="T16"> d'historiens:</text:span><text:span text:style-name="T14"> toutes les langues du monde,</text:span></text:p>
        </text:list-item>
        <text:list-item>
          <text:p text:style-name="P19"><text:span text:style-name="T16">Pour un magasin en ligne:</text:span><text:span text:style-name="T14"> des clients &amp; des produits,</text:span></text:p>
        </text:list-item>
        <text:list-item>
          <text:p text:style-name="P19"><text:span text:style-name="T16">Pour un hopital: </text:span><text:span text:style-name="T14">des médecins et des patients,</text:span></text:p>
        </text:list-item>
        <text:list-item>
          <text:p text:style-name="P23"><text:span text:style-name="T15">Pour une école:</text:span> des étudiants &amp; des cours,</text:p>
        </text:list-item>
      </text:list>
      <text:p text:style-name="P5"/>
      <text:p text:style-name="P12">Pour chaque exercice, il faut </text:p>
      <text:list xml:id="list3161852396" text:style-name="L2">
        <text:list-item>
          <text:p text:style-name="P21">Nommer les tables</text:p>
        </text:list-item>
        <text:list-item>
          <text:p text:style-name="P24">Lister les données à stocker</text:p>
        </text:list-item>
        <text:list-item>
          <text:p text:style-name="P24">Pour chaque champs:</text:p>
          <text:list>
            <text:list-item>
              <text:p text:style-name="P24">Son nom</text:p>
            </text:list-item>
            <text:list-item>
              <text:p text:style-name="P24">Son type (nombre, chaine de caractère, texte, date)</text:p>
            </text:list-item>
            <text:list-item>
              <text:p text:style-name="P24">Préciser s'il est essentiel ou optionnel</text:p>
            </text:list-item>
            <text:list-item>
              <text:p text:style-name="P25">Préciser, pour les chaines de charactères, leur taille maximum</text:p>
            </text:list-item>
          </text:list>
        </text:list-item>
        <text:list-item>
          <text:p text:style-name="P25">Pour chaque table, quelle(s) colonne(s) permette d'identifier un record ?</text:p>
        </text:list-item>
        <text:list-item>
          <text:p text:style-name="P24">Créer la table</text:p>
        </text:list-item>
        <text:list-item>
          <text:p text:style-name="P24">Exporter l<text:span text:style-name="T17">es</text:span> table<text:span text:style-name="T17">s</text:span> dans un fichier SQL</text:p>
        </text:list-item>
      </text:list>
      <text:p text:style-name="P4"/>
      <text:p text:style-name="P4"/>
      <text:p text:style-name="P6">Vous serez évalu<text:span text:style-name="T18">é</text:span> sur les critères suivants:</text:p>
      <text:list xml:id="list3970752296" text:style-name="L3">
        <text:list-item>
          <text:p text:style-name="P26"><text:span text:style-name="T10">Votre investigation doit </text:span><text:span text:style-name="T12">aboutir</text:span><text:span text:style-name="T10"> à un résultat aussi </text:span><text:span text:style-name="T9">exhaustif</text:span><text:span text:style-name="T10"> que possible,</text:span></text:p>
        </text:list-item>
        <text:list-item>
          <text:p text:style-name="P27"><text:span text:style-name="T10">Les noms de champs</text:span><text:span text:style-name="T12"> et</text:span><text:span text:style-name="T10"> de table suivent </text:span><text:span text:style-name="T9">une et une seule</text:span><text:span text:style-name="T10"> convention,</text:span></text:p>
        </text:list-item>
        <text:list-item>
          <text:p text:style-name="P29"><text:span text:style-name="T5">L</text:span><text:span text:style-name="T6">'optionalité</text:span><text:span text:style-name="T4"> des </text:span><text:span text:style-name="T3">champs </text:span><text:span text:style-name="T4">doit</text:span><text:span text:style-name="T3"> être circonstancié</text:span><text:span text:style-name="T4">e</text:span><text:span text:style-name="T3">,</text:span></text:p>
        </text:list-item>
        <text:list-item>
          <text:p text:style-name="P22"><text:span text:style-name="T11">La présence d'éventuels sources et standards </text:span><text:span text:style-name="T13">existants </text:span><text:span text:style-name="T11">(si applicables, à justifier),</text:span></text:p>
        </text:list-item>
        <text:list-item>
          <text:p text:style-name="P28">Les fichiers SQL exportés doivent mentionner votre nom et le sujet</text:p>
        </text:list-item>
      </text:list>
      <text:p text:style-name="P7"/>
      <text:p text:style-name="P10"/>
      <text:p text:style-name="P30">Pour ceux qui ont besoin d'une structure, ce tableau vous aidera à compléter l'exercice: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8">Table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6">Nom</text:p>
          </table:table-cell>
          <table:table-cell table:style-name="Table1.B2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6">Commentaire</text:p>
          </table:table-cell>
          <table:table-cell table:style-name="Table1.B2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6">Identifiant(s)</text:p>
          </table:table-cell>
          <table:table-cell table:style-name="Table1.B2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8">Champs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6">Nom</text:p>
          </table:table-cell>
          <table:table-cell table:style-name="Table1.A1" office:value-type="string">
            <text:p text:style-name="P16">Type</text:p>
          </table:table-cell>
          <table:table-cell table:style-name="Table1.A1" office:value-type="string">
            <text:p text:style-name="P16">Longueur</text:p>
          </table:table-cell>
          <table:table-cell table:style-name="Table1.A1" office:value-type="string">
            <text:p text:style-name="P16">Obligatoire</text:p>
          </table:table-cell>
          <table:table-cell table:style-name="Table1.A1" office:value-type="string">
            <text:p text:style-name="P16">Commentaire</text:p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</table:table>
      <text:p text:style-name="Standard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lwg Typo" svg:font-family="'Tlwg Typo'" style:font-pitch="fixed"/>
    <style:font-face style:name="Laksaman" svg:font-family="Laksa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Footer" style:family="table">
      <style:table-properties style:width="6.6931in" table:align="margins"/>
    </style:style>
    <style:style style:name="Footer.A" style:family="table-column">
      <style:table-column-properties style:column-width="2.2313in" style:rel-column-width="21845*"/>
    </style:style>
    <style:style style:name="Footer.1" style:family="table-row">
      <style:table-row-properties style:min-row-height="0.2472in"/>
    </style:style>
    <style:style style:name="Footer.A1" style:family="table-cell">
      <style:table-cell-properties style:writing-mode="page"/>
    </style:style>
    <style:style style:name="MP1" style:family="paragraph" style:parent-style-name="Table_20_Contents">
      <style:text-properties style:font-name="Tlwg Typo" officeooo:rsid="001258d4" officeooo:paragraph-rsid="001258d4"/>
    </style:style>
    <style:style style:name="MP2" style:family="paragraph" style:parent-style-name="Table_20_Contents">
      <style:paragraph-properties fo:text-align="center" style:justify-single-word="false"/>
      <style:text-properties style:font-name="Tlwg Typo" officeooo:rsid="001258d4" officeooo:paragraph-rsid="001258d4"/>
    </style:style>
    <style:style style:name="MP3" style:family="paragraph" style:parent-style-name="Table_20_Contents">
      <style:paragraph-properties fo:text-align="end" style:justify-single-word="false"/>
      <style:text-properties style:font-name="Tlwg Typo" officeooo:rsid="001258d4" officeooo:paragraph-rsid="001258d4"/>
    </style:style>
    <style:style style:name="MT1" style:family="text">
      <style:text-properties officeooo:rsid="0018776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able:table table:name="Footer" table:style-name="Footer">
          <table:table-column table:style-name="Footer.A" table:number-columns-repeated="3"/>
          <table:table-row table:style-name="Footer.1">
            <table:table-cell table:style-name="Footer.A1" office:value-type="string">
              <text:p text:style-name="MP1">Sammy Dieleman</text:p>
            </table:table-cell>
            <table:table-cell table:style-name="Footer.A1" office:value-type="string">
              <text:p text:style-name="MP2">LDB</text:p>
            </table:table-cell>
            <table:table-cell table:style-name="Footer.A1" office:value-type="string">
              <text:p text:style-name="MP3">v<text:span text:style-name="MT1">4</text:span>-2022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3T23:11:49.546170898</meta:creation-date>
    <dc:date>2022-04-04T12:47:32.267964413</dc:date>
    <meta:editing-duration>PT1H1M44S</meta:editing-duration>
    <meta:editing-cycles>9</meta:editing-cycles>
    <meta:generator>LibreOffice/6.4.7.2$Linux_X86_64 LibreOffice_project/40$Build-2</meta:generator>
    <meta:document-statistic meta:table-count="2" meta:image-count="0" meta:object-count="0" meta:page-count="4" meta:paragraph-count="46" meta:word-count="289" meta:character-count="1686" meta:non-whitespace-character-count="1463"/>
  </office:meta>
</office:document-meta>
</file>